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Hindi1" svg:font-family="'Lohit Hindi'"/>
    <style:font-face style:name="Trebuchet MS" svg:font-family="'Trebuchet MS', Helvetica, Jamrul, sans-serif"/>
    <style:font-face style:name="Trebuchet MS1" svg:font-family="'Trebuchet MS', Helvetica, Jamrul, sans-serif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pos_5f_de_5f_return" style:display-name="Tipos_de_return" style:family="table">
      <style:table-properties style:width="4.3021in" fo:margin-left="1.15in" table:align="left"/>
    </style:style>
    <style:style style:name="Tipos_5f_de_5f_return.A" style:display-name="Tipos_de_return.A" style:family="table-column">
      <style:table-column-properties style:column-width="1.125in"/>
    </style:style>
    <style:style style:name="Tipos_5f_de_5f_return.B" style:display-name="Tipos_de_return.B" style:family="table-column">
      <style:table-column-properties style:column-width="3.1771in"/>
    </style:style>
    <style:style style:name="Tipos_5f_de_5f_return.A1" style:display-name="Tipos_de_return.A1" style:family="table-cell">
      <style:table-cell-properties fo:padding="0.0382in" fo:border-left="0.05pt solid #000000" fo:border-right="none" fo:border-top="0.05pt solid #000000" fo:border-bottom="0.05pt solid #000000"/>
    </style:style>
    <style:style style:name="Tipos_5f_de_5f_return.B1" style:display-name="Tipos_de_return.B1" style:family="table-cell">
      <style:table-cell-properties fo:padding="0.0382in" fo:border="0.05pt solid #000000"/>
    </style:style>
    <style:style style:name="Tipos_5f_de_5f_return.A2" style:display-name="Tipos_de_return.A2" style:family="table-cell">
      <style:table-cell-properties fo:padding="0.0382in" fo:border-left="0.05pt solid #000000" fo:border-right="none" fo:border-top="none" fo:border-bottom="0.05pt solid #000000"/>
    </style:style>
    <style:style style:name="Tipos_5f_de_5f_return.B2" style:display-name="Tipos_de_return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0313in" fo:margin-left="0.775in" table:align="left"/>
    </style:style>
    <style:style style:name="Table1.A" style:family="table-column">
      <style:table-column-properties style:column-width="0.3333in"/>
    </style:style>
    <style:style style:name="Table1.B" style:family="table-column">
      <style:table-column-properties style:column-width="0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.2083in" style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2pt" fo:letter-spacing="normal" fo:font-style="normal" fo:font-weight="normal" officeooo:rsid="000df1ca" officeooo:paragraph-rsid="000df1ca" style:font-size-asian="10.5pt" style:font-size-complex="12pt"/>
    </style:style>
    <style:style style:name="P2" style:family="paragraph" style:parent-style-name="Standard">
      <style:paragraph-properties fo:margin-left="0in" fo:margin-right="0in" fo:margin-top="0in" fo:margin-bottom="0.2083in" style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0df1c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margin-top="0in" fo:margin-bottom="0.2083in" style:contextual-spacing="false" style:line-height-at-least="0.2083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solid" style:text-underline-width="auto" style:text-underline-color="font-color" fo:font-weight="bold" officeooo:rsid="000e688b" officeooo:paragraph-rsid="000e688b" style:font-size-asian="10.5pt" style:font-weight-asian="bold" style:font-weight-complex="bold"/>
    </style:style>
    <style:style style:name="P4" style:family="paragraph" style:parent-style-name="Standard">
      <style:paragraph-properties fo:margin-left="0in" fo:margin-right="0in" fo:margin-top="0in" fo:margin-bottom="0.2083in" style:contextual-spacing="false" style:line-height-at-least="0.2083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solid" style:text-underline-width="auto" style:text-underline-color="font-color" fo:font-weight="bold" officeooo:rsid="000e688b" officeooo:paragraph-rsid="000e8aed" style:font-size-asian="10.5pt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.2083in" style:contextual-spacing="false" style:line-height-at-least="0.2083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solid" style:text-underline-width="auto" style:text-underline-color="font-color" fo:font-weight="bold" officeooo:rsid="000e688b" officeooo:paragraph-rsid="0010a440" style:font-size-asian="10.5pt" style:font-weight-asian="bold" style:font-weight-complex="bold"/>
    </style:style>
    <style:style style:name="P6" style:family="paragraph" style:parent-style-name="Standard">
      <style:paragraph-properties fo:margin-left="0in" fo:margin-right="0in" fo:margin-top="0in" fo:margin-bottom="0.2083in" style:contextual-spacing="false" style:line-height-at-least="0.2083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solid" style:text-underline-width="auto" style:text-underline-color="font-color" fo:font-weight="bold" officeooo:rsid="000e688b" officeooo:paragraph-rsid="00134900" style:font-size-asian="10.5pt" style:font-weight-asian="bold" style:font-weight-complex="bold"/>
    </style:style>
    <style:style style:name="P7" style:family="paragraph" style:parent-style-name="Standard">
      <style:paragraph-properties fo:margin-left="0in" fo:margin-right="0in" fo:margin-top="0in" fo:margin-bottom="0.2083in" style:contextual-spacing="false" style:line-height-at-least="0.2083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solid" style:text-underline-width="auto" style:text-underline-color="font-color" fo:font-weight="bold" officeooo:rsid="000e688b" officeooo:paragraph-rsid="001349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margin-top="0in" fo:margin-bottom="0.2083in" style:contextual-spacing="false" style:line-height-at-least="0.2083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solid" style:text-underline-width="auto" style:text-underline-color="font-color" fo:font-weight="bold" officeooo:rsid="000e688b" officeooo:paragraph-rsid="0014083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margin-top="0in" fo:margin-bottom="0.2083in" style:contextual-spacing="false" style:line-height-at-least="0.2083in" fo:text-align="start" style:justify-single-word="false" fo:text-indent="0in" style:auto-text-indent="false" fo:padding="0in" fo:border="none"/>
      <style:text-properties fo:font-variant="normal" fo:text-transform="none" fo:color="#000000" style:font-name="Trebuchet MS1" fo:font-size="10.5pt" fo:letter-spacing="normal" fo:language="pt" fo:country="BR" fo:font-style="normal" style:text-underline-style="solid" style:text-underline-width="auto" style:text-underline-color="font-color" fo:font-weight="bold" officeooo:rsid="000e688b" officeooo:paragraph-rsid="0014c13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margin-top="0in" fo:margin-bottom="0.2083in" style:contextual-spacing="false" style:line-height-at-least="0.2083in" fo:text-align="start" style:justify-single-word="false" fo:text-indent="0in" style:auto-text-indent="false" fo:padding="0in" fo:border="none"/>
      <style:text-properties fo:font-variant="normal" fo:text-transform="none" fo:color="#000000" style:font-name="Trebuchet MS1" fo:font-size="10.5pt" fo:letter-spacing="normal" fo:language="pt" fo:country="BR" fo:font-style="normal" style:text-underline-style="solid" style:text-underline-width="auto" style:text-underline-color="font-color" fo:font-weight="bold" officeooo:rsid="000e688b" officeooo:paragraph-rsid="0016522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margin-top="0in" fo:margin-bottom="0.2083in" style:contextual-spacing="false" style:line-height-at-least="0.2083in" fo:text-align="start" style:justify-single-word="false" fo:text-indent="0in" style:auto-text-indent="false" fo:padding="0in" fo:border="none"/>
      <style:text-properties fo:font-variant="normal" fo:text-transform="none" fo:color="#000000" style:font-name="Trebuchet MS1" fo:font-size="10.5pt" fo:letter-spacing="normal" fo:language="pt" fo:country="BR" fo:font-style="normal" style:text-underline-style="solid" style:text-underline-width="auto" style:text-underline-color="font-color" fo:font-weight="bold" officeooo:rsid="000e688b" officeooo:paragraph-rsid="001731c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officeooo:paragraph-rsid="000df1ca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0df1c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fo:font-variant="normal" fo:text-transform="none" fo:color="#000000" style:font-name="Trebuchet MS" fo:font-size="12pt" fo:letter-spacing="normal" fo:font-style="normal" style:text-underline-style="solid" style:text-underline-width="auto" style:text-underline-color="font-color" fo:font-weight="bold" officeooo:rsid="000df1ca" officeooo:paragraph-rsid="000df1c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font-style="normal" fo:font-weight="normal" officeooo:paragraph-rsid="000e8aed"/>
    </style:style>
    <style:style style:name="P16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font-style="normal" fo:font-weight="normal" officeooo:paragraph-rsid="0014083e"/>
    </style:style>
    <style:style style:name="P17" style:family="paragraph" style:parent-style-name="Standard" style:list-style-name="L8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0e688b" officeooo:paragraph-rsid="000e688b" style:font-size-asian="10.5pt" style:font-weight-asian="normal" style:font-weight-complex="normal"/>
    </style:style>
    <style:style style:name="P18" style:family="paragraph" style:parent-style-name="Standard" style:list-style-name="L10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0e8aed" officeooo:paragraph-rsid="000e8aed" style:font-size-asian="10.5pt" style:font-weight-asian="normal" style:font-weight-complex="normal"/>
    </style:style>
    <style:style style:name="P19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0e8aed" officeooo:paragraph-rsid="000e8aed" style:font-size-asian="10.5pt" style:font-weight-asian="normal" style:font-weight-complex="normal"/>
    </style:style>
    <style:style style:name="P20" style:family="paragraph" style:parent-style-name="Standard" style:list-style-name="L11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0e8aed" officeooo:paragraph-rsid="000e8aed" style:font-size-asian="10.5pt" style:font-weight-asian="normal" style:font-weight-complex="normal"/>
    </style:style>
    <style:style style:name="P21" style:family="paragraph" style:parent-style-name="Standard" style:list-style-name="L12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10a440" officeooo:paragraph-rsid="0010a440" style:font-size-asian="10.5pt" style:font-weight-asian="normal" style:font-weight-complex="normal"/>
    </style:style>
    <style:style style:name="P22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12a809" officeooo:paragraph-rsid="0012a809" style:font-size-asian="10.5pt" style:font-weight-asian="normal" style:font-weight-complex="normal"/>
    </style:style>
    <style:style style:name="P23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134900" officeooo:paragraph-rsid="00134900" style:font-size-asian="10.5pt" style:font-weight-asian="normal" style:font-weight-complex="normal"/>
    </style:style>
    <style:style style:name="P24" style:family="paragraph" style:parent-style-name="Standard" style:list-style-name="L13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134900" officeooo:paragraph-rsid="00134900" style:font-size-asian="10.5pt" style:font-weight-asian="normal" style:font-weight-complex="normal"/>
    </style:style>
    <style:style style:name="P25" style:family="paragraph" style:parent-style-name="Standard" style:list-style-name="L14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134900" officeooo:paragraph-rsid="00134900" style:font-size-asian="10.5pt" style:font-weight-asian="normal" style:font-weight-complex="normal"/>
    </style:style>
    <style:style style:name="P26" style:family="paragraph" style:parent-style-name="Standard">
      <style:paragraph-properties fo:margin-top="0in" fo:margin-bottom="0.2083in" style:contextual-spacing="false" style:line-height-at-least="0.2083in" fo:text-align="center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134900" officeooo:paragraph-rsid="00134900" style:font-size-asian="10.5pt" style:font-weight-asian="normal" style:font-weight-complex="normal"/>
    </style:style>
    <style:style style:name="P27" style:family="paragraph" style:parent-style-name="Standard" style:list-style-name="L15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14083e" officeooo:paragraph-rsid="0014083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14083e" officeooo:paragraph-rsid="0014083e" style:font-size-asian="10.5pt" style:font-weight-asian="normal" style:font-size-complex="12pt" style:font-weight-complex="normal"/>
    </style:style>
    <style:style style:name="P29" style:family="paragraph" style:parent-style-name="Standard" style:list-style-name="L19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14083e" officeooo:paragraph-rsid="0014083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0.5pt" fo:letter-spacing="normal" fo:font-style="normal" fo:font-weight="normal" officeooo:rsid="0014c131" officeooo:paragraph-rsid="0014c131"/>
    </style:style>
    <style:style style:name="P31" style:family="paragraph" style:parent-style-name="Standard" style:list-style-name="L20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0.5pt" fo:letter-spacing="normal" fo:font-style="normal" fo:font-weight="normal" officeooo:rsid="0014c131" officeooo:paragraph-rsid="0014c131"/>
    </style:style>
    <style:style style:name="P32" style:family="paragraph" style:parent-style-name="Standard" style:list-style-name="L21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0.5pt" fo:letter-spacing="normal" fo:font-style="normal" fo:font-weight="normal" officeooo:rsid="0014c131" officeooo:paragraph-rsid="0014c131"/>
    </style:style>
    <style:style style:name="P33" style:family="paragraph" style:parent-style-name="Standard" style:list-style-name="L22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0.5pt" fo:letter-spacing="normal" fo:language="pt" fo:country="BR" fo:font-style="normal" style:text-underline-style="none" fo:font-weight="normal" officeooo:rsid="0014c131" officeooo:paragraph-rsid="0014c13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0.5pt" fo:letter-spacing="normal" fo:language="pt" fo:country="BR" fo:font-style="normal" style:text-underline-style="none" fo:font-weight="normal" officeooo:rsid="0014c131" officeooo:paragraph-rsid="0014c13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0.5pt" fo:letter-spacing="normal" fo:language="pt" fo:country="BR" fo:font-style="normal" style:text-underline-style="none" fo:font-weight="normal" officeooo:rsid="00165228" officeooo:paragraph-rsid="00165228" style:font-size-asian="10.5pt" style:font-weight-asian="normal" style:font-size-complex="12pt" style:font-weight-complex="normal"/>
    </style:style>
    <style:style style:name="P36" style:family="paragraph" style:parent-style-name="Standard" style:list-style-name="L27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0.5pt" fo:letter-spacing="normal" fo:language="pt" fo:country="BR" fo:font-style="normal" style:text-underline-style="none" fo:font-weight="normal" officeooo:rsid="00165228" officeooo:paragraph-rsid="00165228" style:font-size-asian="10.5pt" style:font-weight-asian="normal" style:font-size-complex="12pt" style:font-weight-complex="normal"/>
    </style:style>
    <style:style style:name="P37" style:family="paragraph" style:parent-style-name="Standard" style:list-style-name="L31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0.5pt" fo:letter-spacing="normal" fo:language="pt" fo:country="BR" fo:font-style="normal" style:text-underline-style="none" fo:font-weight="normal" officeooo:rsid="001731c2" officeooo:paragraph-rsid="001731c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0.5pt" fo:letter-spacing="normal" fo:language="pt" fo:country="BR" fo:font-style="normal" style:text-underline-style="none" fo:font-weight="normal" officeooo:rsid="001731c2" officeooo:paragraph-rsid="001731c2" style:font-size-asian="10.5pt" style:font-weight-asian="normal" style:font-size-complex="12pt" style:font-weight-complex="normal"/>
    </style:style>
    <style:style style:name="P39" style:family="paragraph" style:parent-style-name="Standard" style:list-style-name="L32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0.5pt" fo:letter-spacing="normal" fo:language="pt" fo:country="BR" fo:font-style="normal" style:text-underline-style="none" fo:font-weight="normal" officeooo:rsid="001731c2" officeooo:paragraph-rsid="001731c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2pt" fo:letter-spacing="normal" fo:language="pt" fo:country="BR" fo:font-style="normal" style:text-underline-style="none" fo:font-weight="normal" officeooo:rsid="0014c131" officeooo:paragraph-rsid="0014c131" style:font-size-asian="12pt" style:font-weight-asian="normal" style:font-size-complex="12pt" style:font-weight-complex="normal"/>
    </style:style>
    <style:style style:name="P41" style:family="paragraph" style:parent-style-name="Standard" style:list-style-name="L23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2pt" fo:letter-spacing="normal" fo:language="pt" fo:country="BR" fo:font-style="normal" style:text-underline-style="none" fo:font-weight="normal" officeooo:rsid="0014c131" officeooo:paragraph-rsid="0014c131" style:font-size-asian="12pt" style:font-weight-asian="normal" style:font-size-complex="12pt" style:font-weight-complex="normal"/>
    </style:style>
    <style:style style:name="P42" style:family="paragraph" style:parent-style-name="Standard" style:list-style-name="L23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2pt" fo:letter-spacing="normal" fo:language="pt" fo:country="BR" fo:font-style="normal" style:text-underline-style="none" fo:font-weight="normal" officeooo:rsid="00165228" officeooo:paragraph-rsid="00165228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2pt" fo:letter-spacing="normal" fo:language="pt" fo:country="BR" fo:font-style="normal" style:text-underline-style="none" fo:font-weight="normal" officeooo:rsid="00165228" officeooo:paragraph-rsid="00165228" style:font-size-asian="12pt" style:font-weight-asian="normal" style:font-size-complex="12pt" style:font-weight-complex="normal"/>
    </style:style>
    <style:style style:name="P44" style:family="paragraph" style:parent-style-name="Standard" style:list-style-name="L24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2pt" fo:letter-spacing="normal" fo:language="pt" fo:country="BR" fo:font-style="normal" style:text-underline-style="none" fo:font-weight="normal" officeooo:rsid="00165228" officeooo:paragraph-rsid="00165228" style:font-size-asian="12pt" style:font-weight-asian="normal" style:font-size-complex="12pt" style:font-weight-complex="normal"/>
    </style:style>
    <style:style style:name="P45" style:family="paragraph" style:parent-style-name="Standard" style:list-style-name="L25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2pt" fo:letter-spacing="normal" fo:language="pt" fo:country="BR" fo:font-style="normal" style:text-underline-style="none" fo:font-weight="normal" officeooo:rsid="00165228" officeooo:paragraph-rsid="00165228" style:font-size-asian="12pt" style:font-weight-asian="normal" style:font-size-complex="12pt" style:font-weight-complex="normal"/>
    </style:style>
    <style:style style:name="P46" style:family="paragraph" style:parent-style-name="Standard" style:list-style-name="L26">
      <style:paragraph-properties fo:margin-top="0in" fo:margin-bottom="0.2083in" style:contextual-spacing="false" style:line-height-at-least="0.2083in" fo:text-align="start" style:justify-single-word="false" fo:padding="0in" fo:border="none"/>
      <style:text-properties fo:font-variant="normal" fo:text-transform="none" fo:color="#000000" style:font-name="Trebuchet MS1" fo:font-size="12pt" fo:letter-spacing="normal" fo:language="pt" fo:country="BR" fo:font-style="normal" style:text-underline-style="none" fo:font-weight="normal" officeooo:rsid="00165228" officeooo:paragraph-rsid="0016522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officeooo:paragraph-rsid="000df1ca"/>
    </style:style>
    <style:style style:name="P48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style:text-underline-style="none" fo:font-weight="normal" officeooo:rsid="000e688b" officeooo:paragraph-rsid="000e688b" style:font-weight-asian="normal" style:font-weight-complex="normal"/>
    </style:style>
    <style:style style:name="P49" style:family="paragraph" style:parent-style-name="Standard" style:list-style-name="L7">
      <style:paragraph-properties fo:margin-top="0in" fo:margin-bottom="0.2083in" style:contextual-spacing="false" fo:text-align="start" style:justify-single-word="false" fo:padding="0in" fo:border="none"/>
      <style:text-properties style:text-underline-style="none" fo:font-weight="normal" officeooo:rsid="000e688b" officeooo:paragraph-rsid="000e688b" style:font-weight-asian="normal" style:font-weight-complex="normal"/>
    </style:style>
    <style:style style:name="P50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officeooo:rsid="000df1ca" officeooo:paragraph-rsid="000df1ca"/>
    </style:style>
    <style:style style:name="P51" style:family="paragraph" style:parent-style-name="Standard" style:list-style-name="L6">
      <style:paragraph-properties fo:margin-top="0in" fo:margin-bottom="0.2083in" style:contextual-spacing="false" fo:text-align="start" style:justify-single-word="false" fo:padding="0in" fo:border="none"/>
      <style:text-properties officeooo:rsid="000df1ca" officeooo:paragraph-rsid="000df1ca"/>
    </style:style>
    <style:style style:name="P52" style:family="paragraph" style:parent-style-name="Standard">
      <style:paragraph-properties fo:margin-top="0in" fo:margin-bottom="0.2083in" style:contextual-spacing="false" fo:text-align="start" style:justify-single-word="false" fo:padding="0in" fo:border="none"/>
      <style:text-properties style:text-underline-style="solid" style:text-underline-width="auto" style:text-underline-color="font-color" fo:font-weight="bold" officeooo:rsid="000e688b" officeooo:paragraph-rsid="000e688b" style:font-weight-asian="bold" style:font-weight-complex="bold"/>
    </style:style>
    <style:style style:name="P53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officeooo:paragraph-rsid="0014083e"/>
    </style:style>
    <style:style style:name="P54" style:family="paragraph" style:parent-style-name="Standard" style:list-style-name="L17">
      <style:paragraph-properties fo:margin-top="0in" fo:margin-bottom="0.2083in" style:contextual-spacing="false" style:line-height-at-least="0.2083in" fo:text-align="start" style:justify-single-word="false" fo:padding="0in" fo:border="none"/>
      <style:text-properties officeooo:paragraph-rsid="0014083e"/>
    </style:style>
    <style:style style:name="P55" style:family="paragraph" style:parent-style-name="Standard" style:list-style-name="L17">
      <style:paragraph-properties fo:margin-top="0in" fo:margin-bottom="0.2083in" style:contextual-spacing="false" style:line-height-at-least="0.2083in" fo:text-align="start" style:justify-single-word="false" fo:padding="0in" fo:border="none"/>
      <style:text-properties officeooo:rsid="0014083e" officeooo:paragraph-rsid="0014083e"/>
    </style:style>
    <style:style style:name="P56" style:family="paragraph" style:parent-style-name="Standard">
      <style:paragraph-properties fo:margin-top="0in" fo:margin-bottom="0.2083in" style:contextual-spacing="false" style:line-height-at-least="0.2083in" fo:text-align="start" style:justify-single-word="false" fo:padding="0in" fo:border="none"/>
      <style:text-properties officeooo:rsid="0014083e" officeooo:paragraph-rsid="0014083e"/>
    </style:style>
    <style:style style:name="P57" style:family="paragraph" style:parent-style-name="Standard" style:list-style-name="L18">
      <style:paragraph-properties fo:margin-top="0in" fo:margin-bottom="0.2083in" style:contextual-spacing="false" style:line-height-at-least="0.2083in" fo:text-align="start" style:justify-single-word="false" fo:padding="0in" fo:border="none"/>
      <style:text-properties officeooo:rsid="0014083e" officeooo:paragraph-rsid="0014083e"/>
    </style:style>
    <style:style style:name="P58" style:family="paragraph" style:parent-style-name="Text_20_body">
      <style:paragraph-properties fo:margin-left="0in" fo:margin-right="0in" fo:margin-top="0in" fo:margin-bottom="0in" style:contextual-spacing="false" style:line-height-at-least="0.2083in" fo:text-align="justify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language="pt" fo:country="BR" fo:font-style="normal" style:text-underline-style="none" fo:font-weight="normal" officeooo:rsid="000e688b" officeooo:paragraph-rsid="000e688b" style:font-size-asian="10.5pt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Trebuchet MS" fo:font-size="10.5pt" officeooo:rsid="00134900" officeooo:paragraph-rsid="00134900" style:font-size-asian="10.5pt"/>
    </style:style>
    <style:style style:name="P60" style:family="paragraph" style:parent-style-name="Table_20_Contents">
      <style:paragraph-properties fo:text-align="center" style:justify-single-word="false"/>
      <style:text-properties style:font-name="Trebuchet MS" fo:font-size="10.5pt" officeooo:rsid="00134900" officeooo:paragraph-rsid="00134900" style:font-size-asian="10.5pt"/>
    </style:style>
    <style:style style:name="P61" style:family="paragraph" style:parent-style-name="Table_20_Contents">
      <style:paragraph-properties fo:text-align="start" style:justify-single-word="false"/>
      <style:text-properties style:font-name="Trebuchet MS1" fo:font-size="10.5pt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rebuchet MS1" fo:font-size="10.5pt" officeooo:rsid="0014c131" officeooo:paragraph-rsid="0014c131" style:font-size-asian="10.5pt" style:font-size-complex="12pt"/>
    </style:style>
    <style:style style:name="T1" style:family="text">
      <style:text-properties fo:font-variant="normal" fo:text-transform="none" fo:color="#000000" style:font-name="Trebuchet MS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rebuchet MS" fo:font-size="12pt" fo:letter-spacing="normal" fo:font-style="normal" style:text-underline-style="none" fo:font-weight="normal" officeooo:rsid="000df1ca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Trebuchet MS" fo:font-size="12pt" fo:letter-spacing="normal" fo:font-style="normal" style:font-size-asian="10.5pt" style:font-size-complex="12pt"/>
    </style:style>
    <style:style style:name="T4" style:family="text">
      <style:text-properties fo:font-variant="normal" fo:text-transform="none" fo:color="#000000" style:font-name="Trebuchet MS" fo:font-size="12pt" fo:letter-spacing="normal" fo:language="pt" fo:country="BR" fo:font-style="normal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rebuchet MS" fo:font-size="12pt" fo:letter-spacing="normal" fo:language="pt" fo:country="BR" fo:font-style="normal" style:text-underline-style="none" fo:font-weight="normal" officeooo:rsid="0014083e" style:font-size-asian="10.5pt" style:font-weight-asian="normal" style:font-size-complex="12pt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e18dc" style:font-weight-asian="normal" style:font-weight-complex="normal"/>
    </style:style>
    <style:style style:name="T8" style:family="text">
      <style:text-properties officeooo:rsid="000e688b"/>
    </style:style>
    <style:style style:name="T9" style:family="text">
      <style:text-properties fo:font-size="12pt"/>
    </style:style>
    <style:style style:name="T10" style:family="text">
      <style:text-properties fo:font-size="12pt" style:font-size-complex="12pt"/>
    </style:style>
    <style:style style:name="T11" style:family="text">
      <style:text-properties fo:font-size="12pt" officeooo:rsid="000e8aed" style:font-size-complex="12pt"/>
    </style:style>
    <style:style style:name="T12" style:family="text">
      <style:text-properties fo:font-size="12pt" officeooo:rsid="00134900" style:font-size-complex="12pt"/>
    </style:style>
    <style:style style:name="T13" style:family="text">
      <style:text-properties fo:font-size="12pt" fo:language="pt" fo:country="BR" style:text-underline-style="none" officeooo:rsid="000e688b" style:font-size-asian="10.5pt" style:font-weight-asian="normal" style:font-size-complex="12pt" style:font-weight-complex="normal"/>
    </style:style>
    <style:style style:name="T14" style:family="text">
      <style:text-properties fo:font-size="12pt" fo:language="pt" fo:country="BR" style:text-underline-style="none" officeooo:rsid="000e8aed" style:font-size-asian="10.5pt" style:font-weight-asian="normal" style:font-size-complex="12pt" style:font-weight-complex="normal"/>
    </style:style>
    <style:style style:name="T15" style:family="text">
      <style:text-properties fo:font-size="12pt" fo:language="pt" fo:country="BR" style:text-underline-style="none" officeooo:rsid="0014083e" style:font-size-asian="10.5pt" style:font-weight-asian="normal" style:font-size-complex="12pt" style:font-weight-complex="normal"/>
    </style:style>
    <style:style style:name="T16" style:family="text">
      <style:text-properties fo:font-size="12pt" fo:language="pt" fo:country="BR" style:text-underline-style="none" officeooo:rsid="0014c131" style:font-size-asian="10.5pt" style:font-weight-asian="normal" style:font-size-complex="12pt" style:font-weight-complex="normal"/>
    </style:style>
    <style:style style:name="T17" style:family="text">
      <style:text-properties fo:font-size="12pt" officeooo:rsid="000e8aed" style:font-weight-asian="normal" style:font-size-complex="12pt" style:font-weight-complex="normal"/>
    </style:style>
    <style:style style:name="T18" style:family="text">
      <style:text-properties fo:font-size="12pt" officeooo:rsid="0010a440" style:font-weight-asian="normal" style:font-size-complex="12pt" style:font-weight-complex="normal"/>
    </style:style>
    <style:style style:name="T19" style:family="text">
      <style:text-properties fo:font-size="12pt" officeooo:rsid="00134900" style:font-weight-asian="normal" style:font-size-complex="12pt" style:font-weight-complex="normal"/>
    </style:style>
    <style:style style:name="T20" style:family="text">
      <style:text-properties fo:font-size="12pt" officeooo:rsid="000e8aed" style:font-weight-asian="normal" style:font-weight-complex="normal"/>
    </style:style>
    <style:style style:name="T21" style:family="text">
      <style:text-properties fo:font-size="12pt" officeooo:rsid="0014083e" style:font-weight-asian="normal" style:font-weight-complex="normal"/>
    </style:style>
    <style:style style:name="T22" style:family="text">
      <style:text-properties fo:font-size="12pt" officeooo:rsid="0014083e"/>
    </style:style>
    <style:style style:name="T23" style:family="text">
      <style:text-properties fo:font-size="12pt" officeooo:rsid="000e8aed"/>
    </style:style>
    <style:style style:name="T24" style:family="text">
      <style:text-properties fo:font-size="12pt" officeooo:rsid="0014c131"/>
    </style:style>
    <style:style style:name="T25" style:family="text">
      <style:text-properties fo:font-size="12pt" officeooo:rsid="00165228"/>
    </style:style>
    <style:style style:name="T26" style:family="text">
      <style:text-properties fo:font-size="12pt" officeooo:rsid="001731c2"/>
    </style:style>
    <style:style style:name="T27" style:family="text">
      <style:text-properties officeooo:rsid="0014c131"/>
    </style:style>
    <style:style style:name="T28" style:family="text">
      <style:text-properties officeooo:rsid="0016522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QUESTÂO U<text:span text:style-name="T8">RI </text:span>1013</text:p>
      <text:list xml:id="list8894751317922327811" text:style-name="L4">
        <text:list-item>
          <text:p text:style-name="P13"><text:span text:style-name="T6">Problema Original : </text:span><text:a xlink:type="simple" xlink:href="http://www.urionlinejudge.com.br/judge/pt/problems/view/1013">http://www.urionlinejudge.com.br/judge/pt/problems/view/1013</text:a></text:p>
        </text:list-item>
        <text:list-item>
          <text:p text:style-name="P13"><text:span text:style-name="T6">Arquivo : uri_1013.cpp</text:span></text:p>
        </text:list-item>
      </text:list>
      <text:p text:style-name="P14"><text:span text:style-name="T6">Modifique a função <text:s/>int calculaMaior(int a, int b, int c) para que ela, dentre os três valores recebidos como paramentro retorne o maior deles. Utilize a seguinte formula:</text:span></text:p>
      <text:p text:style-name="P14"><text:span text:style-name="T6"><draw:frame draw:style-name="fr1" draw:name="graphics3" text:anchor-type="as-char" svg:width="2.5in" svg:height="0.4165in" draw:z-index="0"><draw:image xlink:href="http://www.urionlinejudge.com.br/gallery/images/UOJ_1013.png" xlink:type="simple" xlink:show="embed" xlink:actuate="onLoad"/></draw:frame></text:span></text:p>
      <text:p text:style-name="P14"><text:span text:style-name="T6">OBS: abs(a-b) retorna o valor absoluto de (a-b) </text:span><text:span text:style-name="T7">e está incluso na biblioteca stdlib.h</text:span></text:p>
      <text:p text:style-name="P47"><text:span text:style-name="T2">Exemplo: </text:span></text:p>
      <text:list xml:id="list3569191781452735778" text:style-name="L6">
        <text:list-item>
          <text:p text:style-name="P51"><text:span text:style-name="T1">calculaMaior(2,-13,9) → deverá retornar 9.</text:span></text:p>
        </text:list-item>
      </text:list>
      <text:p text:style-name="P50"><text:span text:style-name="T1"/></text:p>
      <text:p text:style-name="P52"><text:span text:style-name="T3">QUESTÃO URI 1015</text:span></text:p>
      <text:list xml:id="list1561230567412767662" text:style-name="L7">
        <text:list-item>
          <text:p text:style-name="P49"><text:span text:style-name="T3">Problema Original : </text:span><text:a xlink:type="simple" xlink:href="http://www.urionlinejudge.com.br/judge/pt/problems/view/1015">http://www.urionlinejudge.com.br/judge/pt/problems/view/1015</text:a></text:p>
        </text:list-item>
        <text:list-item>
          <text:p text:style-name="P49"><text:span text:style-name="T3">Arquivo : uri_1015.cpp</text:span></text:p>
        </text:list-item>
      </text:list>
      <text:p text:style-name="P48"><text:span text:style-name="T3">A função calculaDistancia( int x1, int y1, int x2, int y2 ) recebe quatro inteiros como parâmetro. Os pares x1 e y1 representam o ponto p1 em um plano cartesiano e os pares x2 e y2 representam o ponto p2 neste mesmo plano. Dado a formula :</text:span></text:p>
      <text:p text:style-name="P58"><text:span text:style-name="T10"><text:tab/>Distância = <text:s/></text:span><text:span text:style-name="T10"><draw:frame draw:style-name="fr1" draw:name="graphics5" text:anchor-type="as-char" svg:width="1.8752in" svg:height="0.2398in" draw:z-index="1"><draw:image xlink:href="http://www.urionlinejudge.com.br/gallery/images/UOJ_1015.png" xlink:type="simple" xlink:show="embed" xlink:actuate="onLoad"/></draw:frame></text:span></text:p>
      <text:p text:style-name="P58"><text:span text:style-name="T10"/></text:p>
      <text:p text:style-name="P58"><text:span text:style-name="T10">modifique a função calculaDistancia para que ela retorne um numero do tipo double que represente a distância entre os pontos p1 e p2.</text:span></text:p>
      <text:p text:style-name="P58"><text:span text:style-name="T10"/></text:p>
      <text:p text:style-name="P58"><text:span text:style-name="T10"/></text:p>
      <text:p text:style-name="P3"><text:span text:style-name="T10">QUESTÃO URI 1017</text:span></text:p>
      <text:list xml:id="list3025139101741552388" text:style-name="L8">
        <text:list-item>
          <text:p text:style-name="P17"><text:span text:style-name="T10">Problema Original : </text:span><text:a xlink:type="simple" xlink:href="http://www.urionlinejudge.com.br/judge/pt/problems/view/1017"><text:span text:style-name="T10">http://www.urionlinejudge.com.br/judge/pt/problems/view/1017</text:span></text:a></text:p>
        </text:list-item>
        <text:list-item>
          <text:p text:style-name="P17"><text:soft-page-break/><text:span text:style-name="T10">Arquivo : uri_1017.cpp</text:span></text:p>
        </text:list-item>
      </text:list>
      <text:p text:style-name="P15"><text:span text:style-name="T13">A função calculaLitros(int tempo, int velocidadeMedia) recebe dois inteiros como parâmetro, o primeiro representa o tempo gasto </text:span><text:span text:style-name="T14">na</text:span><text:span text:style-name="T13"> viagem (em horas) e o segundo </text:span><text:span text:style-name="T14">representa a velocidade média (em km/h) durante a mesma. Sabendo que o veículo faz </text:span><text:span text:style-name="T11">12 KM/L</text:span><text:span text:style-name="T14">, modifique a função </text:span><text:span text:style-name="T13">calculaLitros(int tempo, int velocidadeMedia) </text:span><text:span text:style-name="T14">para que ela retorne um número do tipo double que represente a quantidade de litros necessário para a realização da viagem.</text:span></text:p>
      <text:p text:style-name="P15"><text:span text:style-name="T14"/></text:p>
      <text:p text:style-name="P4"><text:span text:style-name="T17">QUESTÃO URI 1018</text:span></text:p>
      <text:list xml:id="list9007640660895575831" text:style-name="L10">
        <text:list-item>
          <text:p text:style-name="P18"><text:span text:style-name="T10">Problema Original : </text:span><text:a xlink:type="simple" xlink:href="http://www.urionlinejudge.com.br/judge/pt/problems/view/1018"><text:span text:style-name="T10">http://www.urionlinejudge.com.br/judge/pt/problems/view/1018</text:span></text:a></text:p>
        </text:list-item>
        <text:list-item>
          <text:p text:style-name="P18"><text:span text:style-name="T10">Arquivo : uri_1018.cpp</text:span></text:p>
        </text:list-item>
      </text:list>
      <text:p text:style-name="P19"><text:span text:style-name="T10">A função calculaNotas recebe um inteiro “valor” que representa um valor em reais, e outros sete inteiros que devem ao final da execução da função, representar a quantidade nessesária para cada tipo de nota. Modifique a função calculaNotas para que ela, ao final da execução tenha a quantidade mínima de notas representadas pelas variaveis nota_(valor_da_nota).</text:span></text:p>
      <text:p text:style-name="P19"><text:span text:style-name="T10">Por exemplo :</text:span></text:p>
      <text:p text:style-name="P19"><text:span text:style-name="T10">Dado <text:s/>valor = 576, ao final da execução, as variaveis de valor devem conter os seguintes valores :</text:span></text:p>
      <text:list xml:id="list575685709538603452" text:style-name="L11">
        <text:list-item>
          <text:p text:style-name="P20"><text:span text:style-name="T10">nota_100 = 5</text:span></text:p>
        </text:list-item>
        <text:list-item>
          <text:p text:style-name="P20"><text:span text:style-name="T10">nota_50 = 1</text:span></text:p>
        </text:list-item>
        <text:list-item>
          <text:p text:style-name="P20"><text:span text:style-name="T10">nota_20 = 1</text:span></text:p>
        </text:list-item>
        <text:list-item>
          <text:p text:style-name="P20"><text:span text:style-name="T10">nota_10 = 0</text:span></text:p>
        </text:list-item>
        <text:list-item>
          <text:p text:style-name="P20"><text:span text:style-name="T10">nota_05 = 1</text:span></text:p>
        </text:list-item>
        <text:list-item>
          <text:p text:style-name="P20"><text:span text:style-name="T10">nota_02 = 0</text:span></text:p>
        </text:list-item>
        <text:list-item>
          <text:p text:style-name="P20"><text:span text:style-name="T10">nota_01 = 1</text:span></text:p>
        </text:list-item>
      </text:list>
      <text:p text:style-name="P19"><text:span text:style-name="T10"/></text:p>
      <text:p text:style-name="P5"><text:span text:style-name="T17"/></text:p>
      <text:p text:style-name="P5"><text:span text:style-name="T17"/></text:p>
      <text:p text:style-name="P5"><text:soft-page-break/><text:span text:style-name="T17">QUESTÃO URI 101</text:span><text:span text:style-name="T18">9</text:span></text:p>
      <text:list xml:id="list4681200646009590409" text:style-name="L12">
        <text:list-item>
          <text:p text:style-name="P21"><text:span text:style-name="T10">Problema Original : </text:span><text:a xlink:type="simple" xlink:href="http://www.urionlinejudge.com.br/judge/pt/problems/view/1019"><text:span text:style-name="T10">http://www.urionlinejudge.com.br/judge/pt/problems/view/1019</text:span></text:a></text:p>
        </text:list-item>
        <text:list-item>
          <text:p text:style-name="P21"><text:span text:style-name="T10">Arquivo : uri_1019.cpp</text:span></text:p>
        </text:list-item>
      </text:list>
      <text:p text:style-name="P22"><text:span text:style-name="T10">Dado o inteiro “tempo” que representa a duração em segundos de um evento, modifique a função converteTempo para que ela converta o tempo para o formato horas, minutos e segundos. Ao final da execução, os valores horas, minutos e segundos devem conter respectivamente a quantidade de horas, minutos e segundos </text:span><text:span text:style-name="T12">referentes a duração do evento</text:span><text:span text:style-name="T10">.</text:span></text:p>
      <text:p text:style-name="P23"><text:span text:style-name="T10">Exemplo :</text:span></text:p>
      <text:p text:style-name="P23"><text:span text:style-name="T10">Dado tempo = 556, as variavéis horas, minutos e segundos devem, ao final da execução, conter :</text:span></text:p>
      <text:list xml:id="list623701636471651531" text:style-name="L13">
        <text:list-item>
          <text:p text:style-name="P24"><text:span text:style-name="T10">horas = 0</text:span></text:p>
        </text:list-item>
        <text:list-item>
          <text:p text:style-name="P24"><text:span text:style-name="T10">minutos = 9</text:span></text:p>
        </text:list-item>
        <text:list-item>
          <text:p text:style-name="P24"><text:span text:style-name="T10">segundos = 16</text:span></text:p>
        </text:list-item>
      </text:list>
      <text:p text:style-name="P23"><text:span text:style-name="T10"/></text:p>
      <text:p text:style-name="P23"><text:span text:style-name="T10"/></text:p>
      <text:p text:style-name="P6"><text:span text:style-name="T17">QUESTÃO URI 10</text:span><text:span text:style-name="T19">41</text:span></text:p>
      <text:list xml:id="list5307864844949759827" text:style-name="L14">
        <text:list-item>
          <text:p text:style-name="P25"><text:span text:style-name="T10">Problema Original : </text:span><text:a xlink:type="simple" xlink:href="http://www.urionlinejudge.com.br/judge/pt/problems/view/1041"><text:span text:style-name="T10">http://www.urionlinejudge.com.br/judge/pt/problems/view/1041</text:span></text:a></text:p>
        </text:list-item>
        <text:list-item>
          <text:p text:style-name="P25"><text:span text:style-name="T10">Arquivo : uri_1041.cpp</text:span></text:p>
        </text:list-item>
      </text:list>
      <text:p text:style-name="P23"><text:span text:style-name="T10">A função calculaQuadrante(int x, int y) recebe dois inteiros como parâmetro, x e y que representam as coordenadas de um ponto p em um plano. Ela deverá retornar um caractere conforme a tabela abaixo :</text:span></text:p>
      <table:table table:name="Tipos_de_return" table:style-name="Tipos_5f_de_5f_return">
        <table:table-column table:style-name="Tipos_5f_de_5f_return.A"/>
        <table:table-column table:style-name="Tipos_5f_de_5f_return.B"/>
        <table:table-row>
          <table:table-cell table:style-name="Tipos_5f_de_5f_return.A1" office:value-type="string">
            <text:p text:style-name="P60">return 'O';</text:p>
          </table:table-cell>
          <table:table-cell table:style-name="Tipos_5f_de_5f_return.B1" office:value-type="string">
            <text:p text:style-name="P59">Se o ponto estiver na origem.</text:p>
          </table:table-cell>
        </table:table-row>
        <table:table-row>
          <table:table-cell table:style-name="Tipos_5f_de_5f_return.A2" office:value-type="string">
            <text:p text:style-name="P60">return 'X'</text:p>
          </table:table-cell>
          <table:table-cell table:style-name="Tipos_5f_de_5f_return.B2" office:value-type="string">
            <text:p text:style-name="P59">Se o ponto estiver no eixo X</text:p>
          </table:table-cell>
        </table:table-row>
        <table:table-row>
          <table:table-cell table:style-name="Tipos_5f_de_5f_return.A2" office:value-type="string">
            <text:p text:style-name="P60">return 'Y'</text:p>
          </table:table-cell>
          <table:table-cell table:style-name="Tipos_5f_de_5f_return.B2" office:value-type="string">
            <text:p text:style-name="P59">Se o ponto estiver no eixo Y</text:p>
          </table:table-cell>
        </table:table-row>
        <table:table-row>
          <table:table-cell table:style-name="Tipos_5f_de_5f_return.A2" office:value-type="string">
            <text:p text:style-name="P60">return 'P'</text:p>
          </table:table-cell>
          <table:table-cell table:style-name="Tipos_5f_de_5f_return.B2" office:value-type="string">
            <text:p text:style-name="P59">Se o ponto estiver no primeiro quadrante</text:p>
          </table:table-cell>
        </table:table-row>
        <table:table-row>
          <table:table-cell table:style-name="Tipos_5f_de_5f_return.A2" office:value-type="string">
            <text:p text:style-name="P60">return 'S'</text:p>
          </table:table-cell>
          <table:table-cell table:style-name="Tipos_5f_de_5f_return.B2" office:value-type="string">
            <text:p text:style-name="P59">Se o ponto estiver no segundo quadrante</text:p>
          </table:table-cell>
        </table:table-row>
        <table:table-row>
          <table:table-cell table:style-name="Tipos_5f_de_5f_return.A2" office:value-type="string">
            <text:p text:style-name="P60">return 'T'</text:p>
          </table:table-cell>
          <table:table-cell table:style-name="Tipos_5f_de_5f_return.B2" office:value-type="string">
            <text:p text:style-name="P59">Se o ponto estiver no terceiro quadrante</text:p>
          </table:table-cell>
        </table:table-row>
        <table:table-row>
          <table:table-cell table:style-name="Tipos_5f_de_5f_return.A2" office:value-type="string">
            <text:p text:style-name="P60">return 'Q'</text:p>
          </table:table-cell>
          <table:table-cell table:style-name="Tipos_5f_de_5f_return.B2" office:value-type="string">
            <text:p text:style-name="P59">nto estiver no quarto quadrante</text:p>
          </table:table-cell>
        </table:table-row>
      </table:table>
      <text:p text:style-name="P26"><text:soft-page-break/><text:span text:style-name="T10"><text:s text:c="4"/></text:span><text:span text:style-name="T10"><draw:frame draw:style-name="fr2" draw:name="graphics6" text:anchor-type="as-char" svg:y="-1.9165in" svg:width="2.2535in" svg:height="1.8228in" draw:z-index="2"><draw:image xlink:href="http://www.urionlinejudge.com.br/gallery/images/UOJ_1041.png" xlink:type="simple" xlink:show="embed" xlink:actuate="onLoad"/></draw:frame></text:span></text:p>
      <text:p text:style-name="P50"><text:span text:style-name="T1"/></text:p>
      <text:p text:style-name="P12"/>
      <text:p text:style-name="P7"><text:span text:style-name="T20">QUESTÃO URI 10</text:span><text:span text:style-name="T21">47</text:span></text:p>
      <text:list xml:id="list5911066829945221801" text:style-name="L15">
        <text:list-item>
          <text:p text:style-name="P27"><text:span text:style-name="T9">Problema Original : </text:span><text:a xlink:type="simple" xlink:href="http://www.urionlinejudge.com.br/judge/pt/problems/view/1047"><text:span text:style-name="T9">http://www.urionlinejudge.com.br/judge/pt/problems/view/1047</text:span></text:a></text:p>
        </text:list-item>
        <text:list-item>
          <text:p text:style-name="P27"><text:span text:style-name="T9">Arquivo : uri_1047.cpp</text:span></text:p>
        </text:list-item>
      </text:list>
      <text:p text:style-name="P28"><text:span text:style-name="T9">A função calculaTempo recebe quatro inteiros, hora_inicial, minuto_inicial, hora_final e minuto_final que representam, respectivamente a hora e o minuto de inicio de um jogo, e a hora e minuto do término do jogo. Modifique a função calculaTempo para que ela armazene o tempo de duração do jogo. No final, a variavel tempo_horas e a tempo_minutos devem conter o tempo de duração do jogo.</text:span></text:p>
      <text:p text:style-name="P28"><text:span text:style-name="T9"/></text:p>
      <text:p text:style-name="P28"><text:span text:style-name="T9">Exemplo :</text:span></text:p>
      <text:p text:style-name="P53"><text:span text:style-name="T5">Dado:</text:span></text:p>
      <text:list xml:id="list8187703950351724793" text:style-name="L17">
        <text:list-item>
          <text:p text:style-name="P54"><text:span text:style-name="T5">hora_inicial = 7</text:span></text:p>
        </text:list-item>
        <text:list-item>
          <text:p text:style-name="P55"><text:span text:style-name="T4">minuto_inicial = <text:tab/>51</text:span></text:p>
        </text:list-item>
        <text:list-item>
          <text:p text:style-name="P55"><text:span text:style-name="T4">hora_final = 9</text:span></text:p>
        </text:list-item>
        <text:list-item>
          <text:p text:style-name="P55"><text:span text:style-name="T4">minuto_final = 30</text:span></text:p>
        </text:list-item>
      </text:list>
      <text:p text:style-name="P56"><text:span text:style-name="T4">A função deverá conter ao final da execução :</text:span></text:p>
      <text:list xml:id="list398608548204798905" text:style-name="L18">
        <text:list-item>
          <text:p text:style-name="P57"><text:span text:style-name="T4">tempo_horas = <text:s/>1</text:span></text:p>
        </text:list-item>
        <text:list-item>
          <text:p text:style-name="P57"><text:span text:style-name="T4">tempo_minutos = 39</text:span></text:p>
        </text:list-item>
      </text:list>
      <text:p text:style-name="P8"><text:soft-page-break/><text:span text:style-name="T23"/></text:p>
      <text:p text:style-name="P8"><text:span text:style-name="T23">QUESTÃO URI 10</text:span><text:span text:style-name="T22">49</text:span></text:p>
      <text:list xml:id="list1028387348286223887" text:style-name="L19">
        <text:list-item>
          <text:p text:style-name="P29"><text:span text:style-name="T9">Problema Original : </text:span><text:a xlink:type="simple" xlink:href="http://www.urionlinejudge.com.br/judge/pt/problems/view/1049"><text:span text:style-name="T9">http://www.urionlinejudge.com.br/judge/pt/problems/view/1049</text:span></text:a></text:p>
        </text:list-item>
        <text:list-item>
          <text:p text:style-name="P29"><text:span text:style-name="T9">Arquivo : uri_1049.cpp</text:span></text:p>
        </text:list-item>
      </text:list>
      <text:p text:style-name="P16"><text:span text:style-name="T15">A função verificaTipo recebe um vetor </text:span><text:span text:style-name="T16">V </text:span><text:span text:style-name="T15">de strings <text:s/>de tamanho </text:span><text:span text:style-name="T16">três</text:span><text:span text:style-name="T15"> </text:span><text:span text:style-name="T16">contendo três palavras </text:span><text:span text:style-name="T24">necessárias para identificar o animal segundo a figura abaixo :</text:span></text:p>
      <text:p text:style-name="P16"><text:span text:style-name="T24"><draw:frame draw:style-name="fr1" draw:name="graphics7" text:anchor-type="as-char" svg:width="6.4374in" svg:height="4.4898in" draw:z-index="3"><draw:image xlink:href="http://www.urionlinejudge.com.br/gallery/images/UOJ_1049.png" xlink:type="simple" xlink:show="embed" xlink:actuate="onLoad"/></draw:frame></text:span></text:p>
      <text:p text:style-name="P30"><text:span text:style-name="T9">Modifique a função verificaTipo para que ao final da execução ela armazene o tipo de animal na string tipoAnimal.</text:span></text:p>
      <text:p text:style-name="P30"><text:span text:style-name="T9">Exemplo : </text:span></text:p>
      <text:list xml:id="list8543185032461309264" text:style-name="L20">
        <text:list-item>
          <text:p text:style-name="P31"><text:span text:style-name="T9">V[0] = “invertebrado”</text:span></text:p>
        </text:list-item>
        <text:list-item>
          <text:p text:style-name="P31"><text:span text:style-name="T9">V[1] = “inseto”</text:span></text:p>
        </text:list-item>
        <text:list-item>
          <text:p text:style-name="P31"><text:span text:style-name="T9">V[2] = “hematofago”</text:span></text:p>
        </text:list-item>
      </text:list>
      <text:p text:style-name="P30"><text:span text:style-name="T9">Ao final da execução ela deverá conter</text:span></text:p>
      <text:list xml:id="list1151002022400714187" text:style-name="L21">
        <text:list-item>
          <text:p text:style-name="P32"><text:span text:style-name="T9">tipoAnimal = “pulga”</text:span></text:p>
        </text:list-item>
      </text:list>
      <text:p text:style-name="P9"><text:soft-page-break/><text:span text:style-name="T23">QUESTÃO URI 10</text:span><text:span text:style-name="T24">94</text:span></text:p>
      <text:list xml:id="list2220435366182732382" text:style-name="L22">
        <text:list-item>
          <text:p text:style-name="P33"><text:span text:style-name="T9">Problema Original : </text:span><text:a xlink:type="simple" xlink:href="http://www.urionlinejudge.com.br/judge/pt/problems/view/1094"><text:span text:style-name="T9">http://www.urionlinejudge.com.br/judge/pt/problems/view/1094</text:span></text:a></text:p>
        </text:list-item>
        <text:list-item>
          <text:p text:style-name="P33"><text:span text:style-name="T9">Arquivo : uri_1094.cpp</text:span></text:p>
        </text:list-item>
      </text:list>
      <text:p text:style-name="P34"><text:span text:style-name="T9"><text:s/>A funcão calculaTotal recebe dois vetores </text:span><text:span text:style-name="T25">qtd_cobaia[] e tipo_cobaia[]</text:span><text:span text:style-name="T9">, sendo um de inteiros e o outro de caracteres. Cada posicao do vetor representa respectivamente o total de cobaias e o tipo de cobaia de cada experimento realizado. A função também recebe um inteiro numero_experimentos que representa o total de experimentos realizados (o tamanh</text:span><text:span text:style-name="T25">o</text:span><text:span text:style-name="T9"> dos vetores). O total de sapos, coelhos e ratos deve ser armazenado em total_sapos, total_coelhos e total_ratos e o total geral de cobaias deve ser amaznado em total_cobaias.</text:span></text:p>
      <text:p text:style-name="P34"><text:span text:style-name="T9">Representação das cobaias 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1">“<text:span text:style-name="T27">S”</text:span></text:p>
          </table:table-cell>
          <table:table-cell table:style-name="Table1.B1" office:value-type="string">
            <text:p text:style-name="P62">Sapo</text:p>
          </table:table-cell>
        </table:table-row>
        <table:table-row>
          <table:table-cell table:style-name="Table1.A2" office:value-type="string">
            <text:p text:style-name="P61">“<text:span text:style-name="T27">C”</text:span></text:p>
          </table:table-cell>
          <table:table-cell table:style-name="Table1.B2" office:value-type="string">
            <text:p text:style-name="P62">Coelho</text:p>
          </table:table-cell>
        </table:table-row>
        <table:table-row>
          <table:table-cell table:style-name="Table1.A2" office:value-type="string">
            <text:p text:style-name="P61">“<text:span text:style-name="T27">R”</text:span></text:p>
          </table:table-cell>
          <table:table-cell table:style-name="Table1.B2" office:value-type="string">
            <text:p text:style-name="P62">Rato</text:p>
          </table:table-cell>
        </table:table-row>
      </table:table>
      <text:p text:style-name="P34"/>
      <text:p text:style-name="P40">Exemplo :</text:p>
      <text:list xml:id="list560057582702138729" text:style-name="L23">
        <text:list-item>
          <text:p text:style-name="P42">numero_experimentos = 2</text:p>
        </text:list-item>
        <text:list-item>
          <text:p text:style-name="P41">tipo_cobaia[0] = 'S'</text:p>
        </text:list-item>
        <text:list-item>
          <text:p text:style-name="P41">qtd_cobaia[0] <text:span text:style-name="T28">= 5</text:span></text:p>
        </text:list-item>
        <text:list-item>
          <text:p text:style-name="P42">tipo_cobaia[1] = 'R'</text:p>
        </text:list-item>
        <text:list-item>
          <text:p text:style-name="P42">qtd_cobaia[1] = 12</text:p>
        </text:list-item>
      </text:list>
      <text:p text:style-name="P43">No final da execução as variáveis de total devem conter os seguintes valores :</text:p>
      <text:list xml:id="list3939830015504009030" text:style-name="L24">
        <text:list-item>
          <text:p text:style-name="P44">total_sapos = 5</text:p>
        </text:list-item>
        <text:list-item>
          <text:p text:style-name="P44">total_coelhos = 0</text:p>
        </text:list-item>
        <text:list-item>
          <text:p text:style-name="P44">total_ratos = 12</text:p>
        </text:list-item>
        <text:list-item>
          <text:p text:style-name="P44">total_cobaias = 17</text:p>
        </text:list-item>
      </text:list>
      <text:p text:style-name="P43"/>
      <text:p text:style-name="P43">A função calculaPorcentagens recebe quatro inteiros total_sapos, total_coelhos, total_ratos e total_cobaias que representam respectivamente o total de sapos, <text:soft-page-break/>coelhos, ratos e cobaias utilizadas no experimento. Modifique a função calculaPorcentagens para que ao final da execução ela armazene o percentual de sapos, coelhos e ratos utilizados nos experimentos.</text:p>
      <text:p text:style-name="P43"/>
      <text:p text:style-name="P43">Exemplo : </text:p>
      <text:list xml:id="list1968573239410840782" text:style-name="L25">
        <text:list-item>
          <text:p text:style-name="P45">total_sapos = 5</text:p>
        </text:list-item>
        <text:list-item>
          <text:p text:style-name="P45">total_coelhos = 0</text:p>
        </text:list-item>
        <text:list-item>
          <text:p text:style-name="P45">total_ratos = 12</text:p>
        </text:list-item>
        <text:list-item>
          <text:p text:style-name="P45">total_cobaias = 17</text:p>
        </text:list-item>
      </text:list>
      <text:p text:style-name="P43"/>
      <text:p text:style-name="P43">ao final da execução ela deverá conter :</text:p>
      <text:list xml:id="list5641697495542676440" text:style-name="L26">
        <text:list-item>
          <text:p text:style-name="P46">per_sapos = 29.411764706</text:p>
        </text:list-item>
        <text:list-item>
          <text:p text:style-name="P46">per_coelhos = 0</text:p>
        </text:list-item>
        <text:list-item>
          <text:p text:style-name="P46">per_ratos = <text:s/>70,588235294</text:p>
        </text:list-item>
      </text:list>
      <text:p text:style-name="P43"/>
      <text:p text:style-name="P10"><text:span text:style-name="T23">QUESTÃO URI 1</text:span><text:span text:style-name="T25">165</text:span></text:p>
      <text:list xml:id="list7032806754628008477" text:style-name="L27">
        <text:list-item>
          <text:p text:style-name="P36"><text:span text:style-name="T9">Problema Original : </text:span><text:a xlink:type="simple" xlink:href="http://www.urionlinejudge.com.br/judge/pt/problems/view/1165"><text:span text:style-name="T9">http://www.urionlinejudge.com.br/judge/pt/problems/view/1165</text:span></text:a></text:p>
        </text:list-item>
        <text:list-item>
          <text:p text:style-name="P36"><text:span text:style-name="T9">Arquivo : uri_1165.cpp</text:span></text:p>
        </text:list-item>
      </text:list>
      <text:p text:style-name="P35"><text:span text:style-name="T9">A função verificaPrimo(int numero) recebe um numero inteiro como parâmetro. Modifique a função para que ela retorne 1 se o número recebido for primo e 0 caso contrário.</text:span></text:p>
      <text:p text:style-name="P35"><text:span text:style-name="T9"/></text:p>
      <text:p text:style-name="P11"><text:span text:style-name="T23">QUESTÃO URI 1</text:span><text:span text:style-name="T25">1</text:span><text:span text:style-name="T26">58</text:span></text:p>
      <text:list xml:id="list5231252444104201659" text:style-name="L31">
        <text:list-item>
          <text:p text:style-name="P37"><text:span text:style-name="T9">Problema Original : </text:span><text:a xlink:type="simple" xlink:href="http://www.urionlinejudge.com.br/judge/pt/problems/view/1158"><text:span text:style-name="T9">http://www.urionlinejudge.com.br/judge/pt/problems/view/1158</text:span></text:a></text:p>
        </text:list-item>
        <text:list-item>
          <text:p text:style-name="P37"><text:span text:style-name="T9">Arquivo : uri_1158.cpp</text:span></text:p>
        </text:list-item>
      </text:list>
      <text:p text:style-name="P38"><text:soft-page-break/><text:span text:style-name="T9">A função somaImpar(int x, int y) recebe dois inteiros como parâmetro. Modifique a função para que ela retorne a soma dos y números impares consecutivos a partir de x (inclusive x, se ele for impar).</text:span></text:p>
      <text:p text:style-name="P38"><text:span text:style-name="T9">Exemplo :</text:span></text:p>
      <text:list xml:id="list9091711970854431048" text:style-name="L32">
        <text:list-item>
          <text:p text:style-name="P39"><text:span text:style-name="T9">x = 4</text:span></text:p>
        </text:list-item>
        <text:list-item>
          <text:p text:style-name="P39"><text:span text:style-name="T9">y = 3</text:span></text:p>
        </text:list-item>
      </text:list>
      <text:p text:style-name="P38"><text:span text:style-name="T9">A função deverá retornar 21 – nesse caso 21 = (5 + 7 +9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Lohit Hindi1" svg:font-family="'Lohit Hindi'"/>
    <style:font-face style:name="Trebuchet MS" svg:font-family="'Trebuchet MS', Helvetica, Jamrul, sans-serif"/>
    <style:font-face style:name="Trebuchet MS1" svg:font-family="'Trebuchet MS', Helvetica, Jamrul, sans-serif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Neves</meta:initial-creator>
    <meta:creation-date>2014-03-16T08:44:16.978229293</meta:creation-date>
    <dc:date>2014-03-16T14:24:01.280184951</dc:date>
    <dc:creator>Felipe Neves</dc:creator>
    <meta:editing-duration>PT2H21M32S</meta:editing-duration>
    <meta:editing-cycles>5</meta:editing-cycles>
    <meta:generator>LibreOffice/4.1.3.2$Linux_X86_64 LibreOffice_project/410m0$Build-2</meta:generator>
    <meta:document-statistic meta:table-count="2" meta:image-count="4" meta:object-count="0" meta:page-count="8" meta:paragraph-count="128" meta:word-count="1088" meta:character-count="6773" meta:non-whitespace-character-count="5852"/>
  </office:meta>
</office:document-meta>
</file>